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4" style:family="paragraph" style:parent-style-name="Standard">
      <style:text-properties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6" style:family="paragraph" style:parent-style-name="Standard">
      <style:paragraph-properties fo:margin-top="0cm" fo:margin-bottom="0.499cm" style:contextual-spacing="false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fo:background-color="#1f1f1f" loext:char-shading-value="0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fo:background-color="#1f1f1f" loext:char-shading-value="0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fo:background-color="#1f1f1f" loext:char-shading-value="0"/>
    </style:style>
    <style:style style:name="T9" style:family="text">
      <style:text-properties fo:color="#d4d4d4" loext:opacity="100%"/>
    </style:style>
    <style:style style:name="T10" style:family="text">
      <style:text-properties fo:color="#d4d4d4" loext:opacity="100%" fo:background-color="#1f1f1f" loext:char-shading-value="0"/>
    </style:style>
    <style:style style:name="T11" style:family="text">
      <style:text-properties fo:color="#c586c0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fo:background-color="#1f1f1f" loext:char-shading-value="0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lass</text:span><text:span text:style-name="T2"> </text:span><text:span text:style-name="T4">Mage</text:span><text:span text:style-name="T2"> :</text:span></text:p>
      <text:p text:style-name="P2"><text:span text:style-name="T2">    </text:span><text:span text:style-name="T1">def</text:span><text:span text:style-name="T2"> </text:span><text:span text:style-name="T6">__init__</text:span><text:span text:style-name="T2"> (</text:span><text:span text:style-name="T7">self</text:span><text:span text:style-name="T2">,</text:span><text:span text:style-name="T7">nom</text:span><text:span text:style-name="T2">,</text:span><text:span text:style-name="T7">pv</text:span><text:span text:style-name="T2">,</text:span><text:span text:style-name="T7">pm</text:span><text:span text:style-name="T2">,</text:span><text:span text:style-name="T7">total</text:span><text:span text:style-name="T2">,</text:span><text:span text:style-name="T7">main</text:span><text:span text:style-name="T2">,</text:span><text:span text:style-name="T7">défausse</text:span><text:span text:style-name="T2">,</text:span><text:span text:style-name="T7">jeu</text:span><text:span text:style-name="T2">):</text:span></text:p>
      <text:p text:style-name="P2"><text:span text:style-name="T2">        </text:span><text:span text:style-name="T7">self</text:span><text:span text:style-name="T2">.</text:span><text:span text:style-name="T7">__name</text:span><text:span text:style-name="T9">=</text:span><text:span text:style-name="T7">nom</text:span></text:p>
      <text:p text:style-name="P2"><text:span text:style-name="T2">        </text:span><text:span text:style-name="T7">self</text:span><text:span text:style-name="T2">.</text:span><text:span text:style-name="T7">__pointvie</text:span><text:span text:style-name="T9">=</text:span><text:span text:style-name="T7">pv</text:span></text:p>
      <text:p text:style-name="P2"><text:span text:style-name="T2">        </text:span><text:span text:style-name="T7">self</text:span><text:span text:style-name="T2">.</text:span><text:span text:style-name="T7">__pointmana</text:span><text:span text:style-name="T9">=</text:span><text:span text:style-name="T7">pm</text:span></text:p>
      <text:p text:style-name="P2"><text:span text:style-name="T2">        </text:span><text:span text:style-name="T7">self</text:span><text:span text:style-name="T2">.</text:span><text:span text:style-name="T7">__total</text:span><text:span text:style-name="T9">=</text:span><text:span text:style-name="T7">total</text:span></text:p>
      <text:p text:style-name="P2"><text:span text:style-name="T2">        </text:span><text:span text:style-name="T7">self</text:span><text:span text:style-name="T2">.</text:span><text:span text:style-name="T7">__main</text:span><text:span text:style-name="T9">=</text:span><text:span text:style-name="T2"> </text:span><text:span text:style-name="T7">main</text:span><text:span text:style-name="T2"> </text:span></text:p>
      <text:p text:style-name="P2"><text:span text:style-name="T2">        </text:span><text:span text:style-name="T7">self</text:span><text:span text:style-name="T2">.</text:span><text:span text:style-name="T7">__défausse</text:span><text:span text:style-name="T2"> </text:span><text:span text:style-name="T9">=</text:span><text:span text:style-name="T2"> </text:span><text:span text:style-name="T7">défausse</text:span></text:p>
      <text:p text:style-name="P2"><text:span text:style-name="T2">        </text:span><text:span text:style-name="T7">self</text:span><text:span text:style-name="T2">.</text:span><text:span text:style-name="T7">__jeu</text:span><text:span text:style-name="T9">=</text:span><text:span text:style-name="T7">jeu</text:span></text:p>
      <text:p text:style-name="P5">        </text:p>
      <text:p text:style-name="P2"><text:span text:style-name="T2">    </text:span><text:span text:style-name="T1">def</text:span><text:span text:style-name="T2"> </text:span><text:span text:style-name="T6">getname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name</text:span></text:p>
      <text:p text:style-name="P2"><text:span text:style-name="T2">    </text:span><text:span text:style-name="T1">def</text:span><text:span text:style-name="T2"> </text:span><text:span text:style-name="T6">gettotal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total</text:span></text:p>
      <text:p text:style-name="P2"><text:span text:style-name="T2">    </text:span><text:span text:style-name="T1">def</text:span><text:span text:style-name="T2"> </text:span><text:span text:style-name="T6">getmana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pointmana</text:span></text:p>
      <text:p text:style-name="P5">    </text:p>
      <text:p text:style-name="P2"><text:span text:style-name="T2">    </text:span><text:span text:style-name="T1">def</text:span><text:span text:style-name="T2"> </text:span><text:span text:style-name="T6">getvie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pointvie</text:span></text:p>
      <text:p text:style-name="P5">       </text:p>
      <text:p text:style-name="P2"><text:span text:style-name="T2">    </text:span><text:span text:style-name="T1">def</text:span><text:span text:style-name="T2"> </text:span><text:span text:style-name="T6">getmain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12">#il faudrait créé un moyen de stokage qui est sauvegarder pour ensuite envoyer ça carte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main</text:span></text:p>
      <text:p text:style-name="P5">    </text:p>
      <text:p text:style-name="P2"><text:span text:style-name="T2">    </text:span><text:span text:style-name="T1">def</text:span><text:span text:style-name="T2"> </text:span><text:span text:style-name="T6">getdéfausse</text:span><text:span text:style-name="T2">(</text:span><text:span text:style-name="T7">self</text:span><text:span text:style-name="T2">):</text:span></text:p>
      <text:p text:style-name="P2"><text:span text:style-name="T2">        </text:span><text:span text:style-name="T12">#il faudrait faire une random sur 1/3 pour avoir une carte aléatoirement</text:span></text:p>
      <text:p text:style-name="Standard"/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défausse</text:span></text:p>
      <text:p text:style-name="Standard"/>
      <text:p text:style-name="P2"><text:span text:style-name="T2">    </text:span><text:span text:style-name="T1">def</text:span><text:span text:style-name="T2"> </text:span><text:span text:style-name="T6">getzone_de_jeux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jeu</text:span></text:p>
      <text:p text:style-name="P5">    </text:p>
      <text:p text:style-name="P2"><text:span text:style-name="T2">    </text:span><text:span text:style-name="T7">choix</text:span><text:span text:style-name="T2"> </text:span><text:span text:style-name="T9">=</text:span><text:span text:style-name="T4">int</text:span><text:span text:style-name="T2">(</text:span><text:span text:style-name="T6">input</text:span><text:span text:style-name="T2"> (</text:span><text:span text:style-name="T13">"Choisir une action: &gt;&gt;1&lt;&lt; Jouer une carte  &gt;&gt;2&lt;&lt; récupérer ses pm &gt;&gt;3&lt;&lt; Attaquer!!!"</text:span><text:span text:style-name="T2">))</text:span></text:p>
      <text:p text:style-name="P2"><text:span text:style-name="T2">    </text:span><text:span text:style-name="T11">while</text:span><text:span text:style-name="T2">(</text:span><text:span text:style-name="T7">choix</text:span><text:span text:style-name="T2"> </text:span><text:span text:style-name="T1">not</text:span><text:span text:style-name="T2"> </text:span><text:span text:style-name="T1">in</text:span><text:span text:style-name="T2"> [</text:span><text:span text:style-name="T15">1</text:span><text:span text:style-name="T2">,</text:span><text:span text:style-name="T15">2</text:span><text:span text:style-name="T2">,</text:span><text:span text:style-name="T15">3</text:span><text:span text:style-name="T2">]):</text:span></text:p>
      <text:p text:style-name="P2"><text:span text:style-name="T2">        </text:span><text:span text:style-name="T11">if</text:span><text:span text:style-name="T2"> (</text:span><text:span text:style-name="T7">choix</text:span><text:span text:style-name="T2"> </text:span><text:span text:style-name="T9">==</text:span><text:span text:style-name="T2"> </text:span><text:span text:style-name="T15">1</text:span><text:span text:style-name="T2">):</text:span></text:p>
      <text:p text:style-name="P2"><text:span text:style-name="T2">            </text:span><text:span text:style-name="T4">int</text:span><text:span text:style-name="T2">(</text:span><text:span text:style-name="T6">input</text:span><text:span text:style-name="T2">(</text:span><text:span text:style-name="T13">"Choisir votre carte "</text:span><text:span text:style-name="T2">))</text:span></text:p>
      <text:p text:style-name="P2"><text:span text:style-name="T2">        </text:span><text:span text:style-name="T11">if</text:span><text:span text:style-name="T2"> (</text:span><text:span text:style-name="T7">choix</text:span><text:span text:style-name="T2"> </text:span><text:span text:style-name="T9">==</text:span><text:span text:style-name="T15">2</text:span><text:span text:style-name="T2">):</text:span></text:p>
      <text:p text:style-name="P2"><text:span text:style-name="T2">            </text:span><text:span text:style-name="T6">print</text:span><text:span text:style-name="T2"> (</text:span><text:span text:style-name="T13">"vous avez récuper tout vos pm"</text:span><text:span text:style-name="T2">)</text:span></text:p>
      <text:p text:style-name="P2"><text:span text:style-name="T2">            </text:span><text:span text:style-name="T6">getmana</text:span><text:span text:style-name="T2"> </text:span><text:span text:style-name="T9">+=</text:span><text:span text:style-name="T2"> </text:span><text:span text:style-name="T15">50</text:span></text:p>
      <text:p text:style-name="Standard"/>
      <text:p text:style-name="P2"><text:span text:style-name="T2">        </text:span><text:span text:style-name="T11">if</text:span><text:span text:style-name="T2"> (</text:span><text:span text:style-name="T7">choix</text:span><text:span text:style-name="T2"> </text:span><text:span text:style-name="T9">==</text:span><text:span text:style-name="T15">3</text:span><text:span text:style-name="T2">):</text:span></text:p>
      <text:p text:style-name="P5">            </text:p>
      <text:p text:style-name="P2"><text:span text:style-name="T2">            </text:span><text:span text:style-name="T7">choix2</text:span><text:span text:style-name="T2"> </text:span><text:span text:style-name="T9">=</text:span><text:span text:style-name="T2"> </text:span><text:span text:style-name="T4">int</text:span><text:span text:style-name="T2">(</text:span><text:span text:style-name="T6">input</text:span><text:span text:style-name="T2">(</text:span><text:span text:style-name="T13">"qui attaque &gt;&gt;1&lt;&lt; Créature &gt;&gt;2&lt;&lt; Vous"</text:span><text:span text:style-name="T2">))</text:span></text:p>
      <text:p text:style-name="P2"><text:span text:style-name="T2">            </text:span><text:span text:style-name="T11">while</text:span><text:span text:style-name="T2">(</text:span><text:span text:style-name="T7">choix2</text:span><text:span text:style-name="T2"> </text:span><text:span text:style-name="T1">not</text:span><text:span text:style-name="T2"> </text:span><text:span text:style-name="T1">in</text:span><text:span text:style-name="T2"> [</text:span><text:span text:style-name="T15">1</text:span><text:span text:style-name="T2">,</text:span><text:span text:style-name="T15">2</text:span><text:span text:style-name="T2">]):</text:span></text:p>
      <text:p text:style-name="P2"><text:span text:style-name="T2">                </text:span><text:span text:style-name="T11">if</text:span><text:span text:style-name="T2"> (</text:span><text:span text:style-name="T7">choix2</text:span><text:span text:style-name="T9">==</text:span><text:span text:style-name="T2"> </text:span><text:span text:style-name="T15">1</text:span><text:span text:style-name="T2">):</text:span></text:p>
      <text:p text:style-name="P2"><text:span text:style-name="T2">                    </text:span><text:span text:style-name="T6">print</text:span><text:span text:style-name="T2"> (</text:span><text:span text:style-name="T13">"attaque Créature"</text:span><text:span text:style-name="T2">)</text:span></text:p>
      <text:p text:style-name="P2"><text:span text:style-name="T2">                    </text:span><text:span text:style-name="T15">10</text:span><text:span text:style-name="T9">-=</text:span><text:span text:style-name="T2"> </text:span><text:span text:style-name="T1">self</text:span><text:span text:style-name="T2">.__pointdeviecré</text:span></text:p>
      <text:p text:style-name="P2"><text:span text:style-name="T2">                    </text:span><text:span text:style-name="T11">return</text:span><text:span text:style-name="T2"> </text:span><text:span text:style-name="T1">self</text:span><text:span text:style-name="T2">.__pointdeviecré</text:span></text:p>
      <text:p text:style-name="P2"><text:span text:style-name="T2">                </text:span><text:span text:style-name="T11">if</text:span><text:span text:style-name="T2"> (</text:span><text:span text:style-name="T7">choix2</text:span><text:span text:style-name="T9">==</text:span><text:span text:style-name="T15">2</text:span><text:span text:style-name="T2">): </text:span></text:p>
      <text:p text:style-name="P2"><text:span text:style-name="T2">                    </text:span><text:span text:style-name="T6">print</text:span><text:span text:style-name="T2"> (</text:span><text:span text:style-name="T13">"attque L'adversaire"</text:span><text:span text:style-name="T2">)</text:span></text:p>
      <text:p text:style-name="P2"><text:span text:style-name="T2">                    </text:span><text:span text:style-name="T15">10</text:span><text:span text:style-name="T9">-=</text:span><text:span text:style-name="T2"> (</text:span><text:span text:style-name="T13">"adversaire"</text:span><text:span text:style-name="T2">)</text:span></text:p>
      <text:p text:style-name="Standard"><text:soft-page-break/></text:p>
      <text:p text:style-name="P5">                          </text:p>
      <text:p text:style-name="Standard"/>
      <text:p text:style-name="P5">        </text:p>
      <text:p text:style-name="P6"/>
      <text:p text:style-name="P2"><text:span text:style-name="T1">class</text:span><text:span text:style-name="T2"> </text:span><text:span text:style-name="T4">cristal</text:span><text:span text:style-name="T2"> (</text:span><text:span text:style-name="T4">Carte</text:span><text:span text:style-name="T2">):</text:span></text:p>
      <text:p text:style-name="P2"><text:span text:style-name="T2">    </text:span><text:span text:style-name="T1">def</text:span><text:span text:style-name="T2"> </text:span><text:span text:style-name="T6">__init__</text:span><text:span text:style-name="T2"> (</text:span><text:span text:style-name="T7">self</text:span><text:span text:style-name="T2">,</text:span><text:span text:style-name="T7">mana</text:span><text:span text:style-name="T2">,</text:span><text:span text:style-name="T7">nom</text:span><text:span text:style-name="T2">,</text:span><text:span text:style-name="T7">description</text:span><text:span text:style-name="T2">,</text:span><text:span text:style-name="T7">valeur</text:span><text:span text:style-name="T2">):</text:span></text:p>
      <text:p text:style-name="P2"><text:span text:style-name="T2">        </text:span><text:span text:style-name="T4">Carte</text:span><text:span text:style-name="T2">.</text:span><text:span text:style-name="T6">__init__</text:span><text:span text:style-name="T2"> (</text:span><text:span text:style-name="T7">self</text:span><text:span text:style-name="T2">,</text:span><text:span text:style-name="T7">mana</text:span><text:span text:style-name="T2">,</text:span><text:span text:style-name="T7">nom</text:span><text:span text:style-name="T2">,</text:span><text:span text:style-name="T7">description</text:span><text:span text:style-name="T2">)</text:span></text:p>
      <text:p text:style-name="P2"><text:span text:style-name="T2">        </text:span><text:span text:style-name="T7">self</text:span><text:span text:style-name="T2">.</text:span><text:span text:style-name="T7">__valeur</text:span><text:span text:style-name="T2"> </text:span><text:span text:style-name="T9">=</text:span><text:span text:style-name="T2"> </text:span><text:span text:style-name="T7">valeur</text:span></text:p>
      <text:p text:style-name="P5">        </text:p>
      <text:p text:style-name="P3"><text:line-break/></text:p>
      <text:p text:style-name="P2"><text:span text:style-name="T1">class</text:span><text:span text:style-name="T2"> </text:span><text:span text:style-name="T4">Créature</text:span><text:span text:style-name="T2"> (</text:span><text:span text:style-name="T4">Carte</text:span><text:span text:style-name="T2">):</text:span></text:p>
      <text:p text:style-name="P2"><text:span text:style-name="T2">    </text:span><text:span text:style-name="T1">def</text:span><text:span text:style-name="T2"> </text:span><text:span text:style-name="T6">__init__</text:span><text:span text:style-name="T2"> (</text:span><text:span text:style-name="T7">self</text:span><text:span text:style-name="T2">,</text:span><text:span text:style-name="T7">pv</text:span><text:span text:style-name="T2">,</text:span><text:span text:style-name="T7">scroatt</text:span><text:span text:style-name="T2">,</text:span><text:span text:style-name="T7">mana</text:span><text:span text:style-name="T2">,</text:span><text:span text:style-name="T7">nom</text:span><text:span text:style-name="T2">,</text:span><text:span text:style-name="T7">description</text:span><text:span text:style-name="T2">):</text:span></text:p>
      <text:p text:style-name="P2"><text:span text:style-name="T2">        </text:span><text:span text:style-name="T4">Carte</text:span><text:span text:style-name="T2">.</text:span><text:span text:style-name="T6">__init__</text:span><text:span text:style-name="T2"> (</text:span><text:span text:style-name="T7">self</text:span><text:span text:style-name="T2">,</text:span><text:span text:style-name="T7">mana</text:span><text:span text:style-name="T2">,</text:span><text:span text:style-name="T7">nom</text:span><text:span text:style-name="T2">,</text:span><text:span text:style-name="T7">description</text:span><text:span text:style-name="T2">)</text:span></text:p>
      <text:p text:style-name="P2"><text:span text:style-name="T2">        </text:span><text:span text:style-name="T7">self</text:span><text:span text:style-name="T2">.</text:span><text:span text:style-name="T7">__pointdeviecré</text:span><text:span text:style-name="T9">=</text:span><text:span text:style-name="T2"> </text:span><text:span text:style-name="T7">pv</text:span></text:p>
      <text:p text:style-name="P2"><text:span text:style-name="T2">        </text:span><text:span text:style-name="T7">self</text:span><text:span text:style-name="T2">.</text:span><text:span text:style-name="T7">__scroatt</text:span><text:span text:style-name="T9">=</text:span><text:span text:style-name="T7">scroatt</text:span></text:p>
      <text:p text:style-name="Standard"/>
      <text:p text:style-name="P2"><text:span text:style-name="T2">    </text:span><text:span text:style-name="T1">def</text:span><text:span text:style-name="T2"> </text:span><text:span text:style-name="T6">getvie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pointdeviecré</text:span></text:p>
      <text:p text:style-name="P5">    </text:p>
      <text:p text:style-name="P2"><text:span text:style-name="T2">    </text:span><text:span text:style-name="T1">def</text:span><text:span text:style-name="T2"> </text:span><text:span text:style-name="T6">getscortatt</text:span><text:span text:style-name="T2">(</text:span><text:span text:style-name="T7">self</text:span><text:span text:style-name="T2">):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scroatt</text:span></text:p>
      <text:p text:style-name="P5">        </text:p>
      <text:p text:style-name="P6"/>
      <text:p text:style-name="P2"><text:span text:style-name="T1">class</text:span><text:span text:style-name="T2"> </text:span><text:span text:style-name="T4">Blast</text:span><text:span text:style-name="T2"> (</text:span><text:span text:style-name="T4">Carte</text:span><text:span text:style-name="T2">):</text:span></text:p>
      <text:p text:style-name="P2"><text:span text:style-name="T2">    </text:span><text:span text:style-name="T1">def</text:span><text:span text:style-name="T2"> </text:span><text:span text:style-name="T6">__init__</text:span><text:span text:style-name="T2">(</text:span><text:span text:style-name="T7">self</text:span><text:span text:style-name="T2">,</text:span><text:span text:style-name="T7">valeur</text:span><text:span text:style-name="T2">,</text:span><text:span text:style-name="T7">mana</text:span><text:span text:style-name="T2">,</text:span><text:span text:style-name="T7">nom</text:span><text:span text:style-name="T2">,</text:span><text:span text:style-name="T7">description</text:span><text:span text:style-name="T2">):</text:span></text:p>
      <text:p text:style-name="P2"><text:span text:style-name="T2">        </text:span><text:span text:style-name="T4">Carte</text:span><text:span text:style-name="T2">.</text:span><text:span text:style-name="T6">__init__</text:span><text:span text:style-name="T2"> (</text:span><text:span text:style-name="T7">self</text:span><text:span text:style-name="T2">,</text:span><text:span text:style-name="T7">mana</text:span><text:span text:style-name="T2">,</text:span><text:span text:style-name="T7">nom</text:span><text:span text:style-name="T2">,</text:span><text:span text:style-name="T7">description</text:span><text:span text:style-name="T2">)</text:span></text:p>
      <text:p text:style-name="Standard"/>
      <text:p text:style-name="P2"><text:span text:style-name="T2">        </text:span><text:span text:style-name="T7">self</text:span><text:span text:style-name="T2">.</text:span><text:span text:style-name="T7">__valeur</text:span><text:span text:style-name="T9">=</text:span><text:span text:style-name="T7">valeur</text:span></text:p>
      <text:p text:style-name="Standard"/>
      <text:p text:style-name="P2"><text:span text:style-name="T2">        </text:span><text:span text:style-name="T7">self</text:span><text:span text:style-name="T2">.</text:span><text:span text:style-name="T7">__pointvie</text:span><text:span text:style-name="T9">=-</text:span><text:span text:style-name="T7">self</text:span><text:span text:style-name="T2">.</text:span><text:span text:style-name="T7">__valeur</text:span></text:p>
      <text:p text:style-name="Standard"/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pointvie</text:span></text:p>
      <text:p text:style-name="P5">        </text:p>
      <text:p text:style-name="P5">     </text:p>
      <text:p text:style-name="P6"/>
      <text:p text:style-name="P5">        </text:p>
      <text:p text:style-name="Standard"/>
      <text:p text:style-name="P2"><text:span text:style-name="T1">class</text:span><text:span text:style-name="T2"> </text:span><text:span text:style-name="T4">Carte</text:span><text:span text:style-name="T2"> :</text:span></text:p>
      <text:p text:style-name="P2"><text:span text:style-name="T2">    </text:span><text:span text:style-name="T1">def</text:span><text:span text:style-name="T2"> </text:span><text:span text:style-name="T6">__init__</text:span><text:span text:style-name="T2"> (</text:span><text:span text:style-name="T7">self</text:span><text:span text:style-name="T2">,</text:span><text:span text:style-name="T7">mana</text:span><text:span text:style-name="T2">,</text:span><text:span text:style-name="T7">nom</text:span><text:span text:style-name="T2">,</text:span><text:span text:style-name="T7">description</text:span><text:span text:style-name="T2">):</text:span></text:p>
      <text:p text:style-name="P2"><text:span text:style-name="T2">        </text:span><text:span text:style-name="T7">self</text:span><text:span text:style-name="T2">.</text:span><text:span text:style-name="T7">__coutmana</text:span><text:span text:style-name="T9">=</text:span><text:span text:style-name="T7">mana</text:span></text:p>
      <text:p text:style-name="P2"><text:span text:style-name="T2">        </text:span><text:span text:style-name="T7">self</text:span><text:span text:style-name="T2">.</text:span><text:span text:style-name="T7">__namecarte</text:span><text:span text:style-name="T9">=</text:span><text:span text:style-name="T7">nom</text:span></text:p>
      <text:p text:style-name="P2"><text:span text:style-name="T2">        </text:span><text:span text:style-name="T7">self</text:span><text:span text:style-name="T2">.</text:span><text:span text:style-name="T7">__description</text:span><text:span text:style-name="T9">=</text:span><text:span text:style-name="T7">description</text:span></text:p>
      <text:p text:style-name="Standard"/>
      <text:p text:style-name="P2"><text:span text:style-name="T2">    </text:span><text:span text:style-name="T1">def</text:span><text:span text:style-name="T2"> </text:span><text:span text:style-name="T6">lire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6">print</text:span><text:span text:style-name="T2">(</text:span><text:span text:style-name="T7">self</text:span><text:span text:style-name="T2">.</text:span><text:span text:style-name="T7">__description</text:span><text:span text:style-name="T2">)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description</text:span></text:p>
      <text:p text:style-name="P5"><text:soft-page-break/>    </text:p>
      <text:p text:style-name="P2"><text:span text:style-name="T2">    </text:span><text:span text:style-name="T1">def</text:span><text:span text:style-name="T2"> </text:span><text:span text:style-name="T6">getmana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coutmana</text:span></text:p>
      <text:p text:style-name="Standard"/>
      <text:p text:style-name="P2"><text:span text:style-name="T2">    </text:span><text:span text:style-name="T1">def</text:span><text:span text:style-name="T2"> </text:span><text:span text:style-name="T6">getnom</text:span><text:span text:style-name="T2"> (</text:span><text:span text:style-name="T7">self</text:span><text:span text:style-name="T2">):</text:span></text:p>
      <text:p text:style-name="P2"><text:span text:style-name="T2">        </text:span><text:span text:style-name="T11">return</text:span><text:span text:style-name="T2"> </text:span><text:span text:style-name="T7">self</text:span><text:span text:style-name="T2">.</text:span><text:span text:style-name="T7">__namecarte</text:span></text:p>
      <text:p text:style-name="P5">    </text:p>
      <text:p text:style-name="P5">    </text:p>
      <text:p text:style-name="Standard"/>
      <text:p text:style-name="P2"><text:span text:style-name="T7">Player1</text:span><text:span text:style-name="T2"> </text:span><text:span text:style-name="T9">=</text:span><text:span text:style-name="T2"> </text:span><text:span text:style-name="T4">Mage</text:span><text:span text:style-name="T2"> (</text:span><text:span text:style-name="T13">"rodrigo"</text:span><text:span text:style-name="T2">,</text:span><text:span text:style-name="T15">100</text:span><text:span text:style-name="T2">,</text:span><text:span text:style-name="T15">100</text:span><text:span text:style-name="T2">,</text:span><text:span text:style-name="T15">100</text:span><text:span text:style-name="T2">)</text:span></text:p>
      <text:p text:style-name="P2"><text:span text:style-name="T7">Player2</text:span><text:span text:style-name="T2"> </text:span><text:span text:style-name="T9">=</text:span><text:span text:style-name="T2"> </text:span><text:span text:style-name="T4">Mage</text:span><text:span text:style-name="T2"> (</text:span><text:span text:style-name="T13">"Ricardo"</text:span><text:span text:style-name="T2">,</text:span><text:span text:style-name="T15">100</text:span><text:span text:style-name="T2">,</text:span><text:span text:style-name="T15">100</text:span><text:span text:style-name="T2">,</text:span><text:span text:style-name="T15">100</text:span><text:span text:style-name="T2">)</text:span></text:p>
      <text:p text:style-name="Standard"/>
      <text:p text:style-name="P2"><text:span text:style-name="T7">Carte1</text:span><text:span text:style-name="T2"> </text:span><text:span text:style-name="T9">=</text:span><text:span text:style-name="T2"> </text:span><text:span text:style-name="T4">cristal</text:span><text:span text:style-name="T2"> (</text:span><text:span text:style-name="T15">30</text:span><text:span text:style-name="T2">,</text:span><text:span text:style-name="T13">"Cristal"</text:span><text:span text:style-name="T2">,</text:span><text:span text:style-name="T13">"ça Cristalise"</text:span><text:span text:style-name="T2">,</text:span><text:span text:style-name="T15">10</text:span><text:span text:style-name="T2">)</text:span></text:p>
      <text:p text:style-name="P2"><text:span text:style-name="T7">carte2</text:span><text:span text:style-name="T2"> </text:span><text:span text:style-name="T9">=</text:span><text:span text:style-name="T2"> </text:span><text:span text:style-name="T4">Créature</text:span><text:span text:style-name="T2"> (</text:span><text:span text:style-name="T15">18</text:span><text:span text:style-name="T2">,</text:span><text:span text:style-name="T15">20</text:span><text:span text:style-name="T2">,</text:span><text:span text:style-name="T15">37</text:span><text:span text:style-name="T2">,</text:span><text:span text:style-name="T13">"Créature"</text:span><text:span text:style-name="T2">,</text:span><text:span text:style-name="T13">"ça fait mal"</text:span><text:span text:style-name="T2">)</text:span></text:p>
      <text:p text:style-name="P2"><text:span text:style-name="T7">carte3</text:span><text:span text:style-name="T2"> </text:span><text:span text:style-name="T9">=</text:span><text:span text:style-name="T2"> </text:span><text:span text:style-name="T4">Blast</text:span><text:span text:style-name="T2"> (</text:span><text:span text:style-name="T15">20</text:span><text:span text:style-name="T2">,</text:span><text:span text:style-name="T15">31</text:span><text:span text:style-name="T2">,</text:span><text:span text:style-name="T13">"Blast"</text:span><text:span text:style-name="T2">,</text:span><text:span text:style-name="T13">"ça fait MAL"</text:span><text:span text:style-name="T2">)</text:span></text:p>
      <text:p text:style-name="P4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15:29:46.162000000</meta:creation-date>
    <dc:date>2023-12-13T15:30:40.508000000</dc:date>
    <meta:editing-duration>PT54S</meta:editing-duration>
    <meta:editing-cycles>1</meta:editing-cycles>
    <meta:document-statistic meta:table-count="0" meta:image-count="0" meta:object-count="0" meta:page-count="3" meta:paragraph-count="96" meta:word-count="241" meta:character-count="2898" meta:non-whitespace-character-count="2041"/>
    <meta:generator>LibreOffice/7.6.0.3$Windows_X86_64 LibreOffice_project/69edd8b8ebc41d00b4de3915dc82f8f0fc3b6265</meta:generator>
  </office:meta>
</office:document-meta>
</file>